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fo:min-height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standard" xml:id="id2" draw:id="id2" draw:layer="layout" svg:width="6.031cm" svg:height="1.348cm" svg:x="7.435cm" svg:y="2.447cm">
          <text:p>Not initializ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standard" draw:layer="layout" svg:width="6.577cm" svg:height="1.348cm" svg:x="7.4cm" svg:y="6.4cm">
          <text:p>Loading sou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layer="layout" svg:width="8.874cm" svg:height="1.348cm" svg:x="6.626cm" svg:y="10.4cm">
          <text:p>Ready to play sou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layer="layout" svg:width="6.331cm" svg:height="1.348cm" svg:x="7.969cm" svg:y="14.152cm">
          <text:p>Playing sou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xml:id="id1" draw:id="id1" draw:layer="layout" svg:width="6.679cm" svg:height="1.348cm" svg:x="7.721cm" svg:y="17.8cm">
          <text:p>Release sou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1cm" svg:y1="3.6cm" svg:x2="8.3cm" svg:y2="6.7cm">
          <text:p text:style-name="P3"/>
        </draw:line>
        <draw:frame draw:style-name="gr3" draw:text-style-name="P2" draw:layer="layout" svg:width="2.614cm" svg:height="0.954cm" svg:x="8.886cm" svg:y="4.446cm">
          <draw:text-box>
            <text:p>setURL</text:p>
          </draw:text-box>
        </draw:frame>
        <draw:line draw:style-name="gr4" draw:text-style-name="P1" draw:layer="layout" svg:x1="13cm" svg:y1="6.6cm" svg:x2="12.6cm" svg:y2="3.6cm">
          <text:p/>
        </draw:line>
        <draw:frame draw:style-name="gr3" draw:text-style-name="P2" draw:layer="layout" svg:width="4.439cm" svg:height="0.954cm" svg:x="13cm" svg:y="4.8cm">
          <draw:text-box>
            <text:p>Loading failed</text:p>
          </draw:text-box>
        </draw:frame>
        <draw:line draw:style-name="gr4" draw:text-style-name="P1" draw:layer="layout" svg:x1="10.7cm" svg:y1="7.9cm" svg:x2="11cm" svg:y2="10.5cm">
          <text:p/>
        </draw:line>
        <draw:frame draw:style-name="gr3" draw:text-style-name="P2" draw:layer="layout" svg:width="5.286cm" svg:height="0.954cm" svg:x="10.814cm" svg:y="8.6cm">
          <draw:text-box>
            <text:p>Loading succeed</text:p>
          </draw:text-box>
        </draw:frame>
        <draw:line draw:style-name="gr4" draw:text-style-name="P1" draw:layer="layout" svg:x1="7.9cm" svg:y1="11.5cm" svg:x2="8.9cm" svg:y2="14.4cm">
          <text:p/>
        </draw:line>
        <draw:frame draw:style-name="gr3" draw:text-style-name="P2" draw:layer="layout" svg:width="4.27cm" svg:height="0.954cm" svg:x="8.53cm" svg:y="12.446cm">
          <draw:text-box>
            <text:p>Play/Resume</text:p>
          </draw:text-box>
        </draw:frame>
        <draw:line draw:style-name="gr4" draw:text-style-name="P1" draw:layer="layout" svg:x1="13.3cm" svg:y1="14.4cm" svg:x2="14.3cm" svg:y2="11.4cm">
          <text:p/>
        </draw:line>
        <draw:frame draw:style-name="gr3" draw:text-style-name="P2" draw:layer="layout" svg:width="6.348cm" svg:height="0.954cm" svg:x="13.821cm" svg:y="12.6cm">
          <draw:text-box>
            <text:p>Stop/Pause/Finished</text:p>
          </draw:text-box>
        </draw:frame>
        <draw:line draw:style-name="gr4" draw:text-style-name="P1" draw:layer="layout" svg:x1="6.7cm" svg:y1="11cm" svg:x2="7.7cm" svg:y2="18.7cm">
          <text:p/>
        </draw:line>
        <draw:frame draw:style-name="gr3" draw:text-style-name="P2" draw:layer="layout" svg:width="2.822cm" svg:height="0.954cm" svg:x="7.478cm" svg:y="16.046cm">
          <draw:text-box>
            <text:p>Release</text:p>
          </draw:text-box>
        </draw:frame>
        <draw:line draw:style-name="gr4" draw:text-style-name="P1" draw:layer="layout" svg:x1="11.1cm" svg:y1="15.5cm" svg:x2="11.1cm" svg:y2="17.7cm">
          <text:p/>
        </draw:line>
        <draw:frame draw:style-name="gr3" draw:text-style-name="P2" draw:layer="layout" svg:width="2.822cm" svg:height="0.954cm" svg:x="11.2cm" svg:y="16.146cm">
          <draw:text-box>
            <text:p>Release</text:p>
          </draw:text-box>
        </draw:frame>
        <draw:connector draw:style-name="gr5" draw:text-style-name="P3" draw:layer="layout" draw:line-skew="0cm -3.133cm" svg:x1="11.06cm" svg:y1="19.148cm" svg:x2="7.435cm" svg:y2="3.121cm" draw:start-shape="id1" draw:start-glue-point="8" draw:end-shape="id2" draw:end-glue-point="6" svg:d="M11060 19148v551h-7309v-16578h3684" svg:viewBox="0 0 7310 16579">
          <text:p/>
        </draw:connector>
        <draw:frame draw:style-name="gr6" draw:text-style-name="P2" draw:layer="layout" svg:width="4.405cm" svg:height="1.254cm" svg:x="3.8cm" svg:y="8.3cm">
          <draw:text-box>
            <text:p>Release don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111111" draw:marker-start-width="0.35cm" draw:marker-start-center="false" draw:marker-end="Symmetric_20_Arrow" draw:marker-end-width="0.6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6T12:12:27.767025037</meta:creation-date>
    <dc:date>2017-08-06T12:27:57.854206961</dc:date>
    <meta:editing-duration>PT5M7S</meta:editing-duration>
    <meta:editing-cycles>1</meta:editing-cycles>
    <meta:document-statistic meta:object-count="21"/>
    <meta:generator>LibreOffice/5.3.1.2$Linux_X86_64 LibreOffice_project/30m0$Build-2</meta:generator>
  </office:meta>
</office:document-meta>
</file>